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1d0ab4"/>
    </style:style>
    <style:style style:name="T1" style:family="text">
      <style:text-properties fo:color="#365899" style:font-name="Helvetica" fo:font-size="9pt" style:text-underline-style="none" fo:background-color="#f1f0f0" loext:char-shading-value="0" style:font-size-asian="9pt" style:font-name-complex="Helvetica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CRAM Interview 2</text:p>
      <text:p text:style-name="Normal"><text:a xlink:type="simple" xlink:href="https://drive.google.com/open?id=0B6PTnYdbvnbxcFhlYXBvWDV0dTg" text:style-name="Internet_20_link" text:visited-style-name="Visited_20_Internet_20_Link"><text:span text:style-name="Hyperlink"><text:span text:style-name="T1">https://drive.google.com/open?id=0B6PTnYdbvnbxcFhlYXBvWDV0dTg</text:span></text:span></text:a></text:p>
      <text:p text:style-name="P2"><text:a xlink:type="simple" xlink:href="https://drive.google.com/open?id=0B6PTnYdbvnbxbW9OMkszZnMtREk" text:style-name="Internet_20_link" text:visited-style-name="Visited_20_Internet_20_Link"><text:span text:style-name="Hyperlink"><text:span text:style-name="T1">https://drive.google.com/open?id=0B6PTnYdbvnbxbW9OMkszZnMtREk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INET 36</meta:initial-creator>
    <meta:creation-date>2016-11-11T08:13:00Z</meta:creation-date>
    <dc:date>2016-11-13T21:32:01.526000000</dc:date>
    <meta:editing-cycles>2</meta:editing-cycles>
    <meta:editing-duration>PT2M13S</meta:editing-duration>
    <meta:document-statistic meta:table-count="0" meta:image-count="0" meta:object-count="0" meta:page-count="1" meta:paragraph-count="3" meta:word-count="5" meta:character-count="139" meta:non-whitespace-character-count="137"/>
    <meta:template xlink:type="simple" xlink:actuate="onRequest" xlink:title="" xlink:href="Normal"/>
  </office:meta>
</office:document-meta>
</file>